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text-shadow="none" style:text-underline-style="none" fo:font-weight="normal" style:letter-kerning="true" style:font-name-asian="Microsoft YaHei" style:font-size-asian="18pt" style:font-weight-asian="normal" style:font-name-complex="Mangal" style:font-size-complex="18pt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9cm" svg:y="8.798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001cm" svg:y="4.799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1cm" svg:y="6.799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cm" svg:y="2.79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1cm" svg:y1="6.5cm" svg:x2="21.8cm" svg:y2="10.599cm">
          <text:p/>
        </draw:line>
        <draw:line draw:style-name="gr2" draw:text-style-name="P3" draw:layer="layout" svg:x1="10.6cm" svg:y1="9.2cm" svg:x2="12.1cm" svg:y2="8.1cm">
          <text:p/>
        </draw:line>
        <draw:line draw:style-name="gr2" draw:text-style-name="P3" draw:layer="layout" svg:x1="13.8cm" svg:y1="3.8cm" svg:x2="18.901cm" svg:y2="5.3cm">
          <text:p/>
        </draw:line>
        <draw:custom-shape draw:style-name="gr1" draw:text-style-name="P2" draw:layer="layout" svg:width="1.8cm" svg:height="1.8cm" svg:x="5.201cm" svg:y="8.79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91cm" svg:y1="6.309cm" svg:x2="12.091cm" svg:y2="7.409cm">
          <text:p/>
        </draw:line>
        <draw:line draw:style-name="gr2" draw:text-style-name="P3" draw:layer="layout" svg:x1="10.591cm" svg:y1="5.109cm" svg:x2="12.091cm" svg:y2="4.009cm">
          <text:p/>
        </draw:line>
        <draw:custom-shape draw:style-name="gr1" draw:text-style-name="P2" draw:layer="layout" svg:width="1.8cm" svg:height="1.8cm" svg:x="15.802cm" svg:y="6.8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791cm" svg:y1="7.7cm" svg:x2="15.791cm" svg:y2="7.7cm">
          <text:p/>
        </draw:line>
        <draw:custom-shape draw:style-name="gr1" draw:text-style-name="P2" draw:layer="layout" svg:width="1.8cm" svg:height="1.8cm" svg:x="18.801cm" svg:y="4.8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382cm" svg:y1="7.118cm" svg:x2="18.882cm" svg:y2="6.018cm">
          <text:p/>
        </draw:line>
        <draw:custom-shape draw:style-name="gr1" draw:text-style-name="P2" draw:layer="layout" svg:width="1.8cm" svg:height="1.8cm" svg:x="21.001cm" svg:y="10.599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5cm" svg:y1="8.4cm" svg:x2="21.001cm" svg:y2="11.4cm">
          <text:p/>
        </draw:line>
        <draw:line draw:style-name="gr2" draw:text-style-name="P3" draw:layer="layout" svg:x1="6.982cm" svg:y1="9.7cm" svg:x2="8.982cm" svg:y2="9.7cm">
          <text:p/>
        </draw:line>
        <draw:frame presentation:style-name="pr1" draw:text-style-name="P4" draw:layer="layout" svg:width="16.999cm" svg:height="1.271cm" svg:x="6.002cm" svg:y="0.202cm" presentation:class="title" presentation:user-transformed="true">
          <draw:text-box>
            <text:p><text:span text:style-name="T2">Bayesian Network "Extended Student"</text:span></text:p>
          </draw:text-box>
        </draw:frame>
        <draw:frame draw:style-name="gr3" draw:text-style-name="P6" draw:layer="layout" svg:width="23.315cm" svg:height="0.944cm" svg:x="2.402cm" svg:y="14.4cm">
          <draw:text-box>
            <text:p text:style-name="P5"><text:span text:style-name="T3">Daphne Koller and Nir Friedman, "Probabilistic Graphical Models: Principles and Techniques", MIT Press, 2009</text:span></text:p>
          </draw:text-box>
        </draw:frame>
        <draw:frame draw:style-name="gr4" draw:text-style-name="P7" draw:layer="layout" svg:width="27.6cm" svg:height="1.3cm" svg:x="0.2cm" svg:y="12.5cm">
          <draw:text-box>
            <text:p><text:span text:style-name="T4">C</text:span><text:span text:style-name="T5"> := </text:span><text:span text:style-name="T4">Coherence, D </text:span><text:span text:style-name="T6">:= </text:span><text:span text:style-name="T4">Difficulty,</text:span><text:span text:style-name="T5"> </text:span><text:span text:style-name="T4">G</text:span><text:span text:style-name="T5"> := </text:span><text:span text:style-name="T4">Grade,</text:span><text:span text:style-name="T5"> </text:span><text:span text:style-name="T4">H</text:span><text:span text:style-name="T5"> := </text:span><text:span text:style-name="T4">Happy, I</text:span><text:span text:style-name="T5"> := </text:span><text:span text:style-name="T4">Intelligence</text:span><text:span text:style-name="T5">, </text:span><text:span text:style-name="T4">J</text:span><text:span text:style-name="T5"> := </text:span><text:span text:style-name="T4">Job</text:span><text:span text:style-name="T5">, </text:span><text:span text:style-name="T7">L</text:span><text:span text:style-name="T8"> := </text:span><text:span text:style-name="T7">Letter</text:span><text:span text:style-name="T8">; </text:span><text:span text:style-name="T7">S</text:span><text:span text:style-name="T8"> := </text:span><text:span text:style-name="T7">SAT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0-19T21:29:40.600000000</dc:date>
    <meta:editing-duration>PT4H29M26S</meta:editing-duration>
    <meta:editing-cycles>14</meta:editing-cycles>
    <meta:generator>LibreOffice/7.1.5.2$Windows_X86_64 LibreOffice_project/85f04e9f809797b8199d13c421bd8a2b025d52b5</meta:generator>
    <meta:document-statistic meta:object-count="43"/>
  </office:meta>
</office:document-meta>
</file>